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 style:family="text">
      <style:text-properties fo:font-size="12.00pt" fo:font-weight="bold"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Liberation Serif'" style:font-family-asian="'Liberation Serif'" style:font-family-complex="'Liberation Serif'"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2.00pt" fo:font-weight="bold"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Liberation Serif'" style:font-family-asian="'Liberation Serif'" style:font-family-complex="'Liberation Serif'"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Liberation Serif'" style:font-family-asian="'Liberation Serif'" style:font-family-complex="'Liberation Serif'" fo:background-color="transparent" style:use-window-font-color="true"/>
    </style:style>
    <style:style style:name="T30" style:family="text">
      <style:text-properties fo:font-size="12.00pt" fo:font-weight="normal" fo:font-family="Arial" style:font-family-asian="Arial" style:font-family-complex="Arial" fo:background-color="transparent" style:use-window-font-color="true"/>
    </style:style>
    <style:style style:name="T31" style:family="text">
      <style:text-properties fo:font-size="12.00pt" fo:font-weight="bold" fo:font-family="'Liberation Serif'" style:font-family-asian="'Liberation Serif'" style:font-family-complex="'Liberation Serif'" fo:background-color="transparent" style:use-window-font-color="true"/>
    </style:style>
    <style:style style:name="T32" style:family="text">
      <style:text-properties fo:font-size="12.00pt" fo:font-weight="bold" fo:font-family="Arial" style:font-family-asian="Arial" style:font-family-complex="Arial"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2.00pt" fo:font-weight="bold" fo:font-family="'Liberation Serif'" style:font-family-asian="'Liberation Serif'" style:font-family-complex="'Liberation Serif'"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2.00pt" fo:font-weight="bold" fo:font-family="'Liberation Serif'" style:font-family-asian="'Liberation Serif'" style:font-family-complex="'Liberation Serif'"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2.00pt" fo:font-weight="normal" fo:font-family="Arial" style:font-family-asian="Arial" style:font-family-complex="Arial" fo:background-color="transparent" style:use-window-font-color="true"/>
    </style:style>
    <style:style style:name="T39" style:family="text">
      <style:text-properties fo:font-size="12.00pt" fo:font-weight="bold" fo:font-family="Arial" style:font-family-asian="Arial" style:font-family-complex="Arial" fo:background-color="transparent" style:use-window-font-color="true"/>
    </style:style>
    <style:style style:name="T40" style:family="text">
      <style:text-properties fo:font-size="12.00pt" fo:font-weight="normal" fo:font-family="Arial" style:font-family-asian="Arial" style:font-family-complex="Arial" fo:background-color="transparent" style:use-window-font-color="true"/>
    </style:style>
    <style:style style:name="T41" style:family="text">
      <style:text-properties fo:font-size="12.00pt" fo:font-weight="bold" fo:font-family="Arial" style:font-family-asian="Arial" style:font-family-complex="Arial" fo:background-color="transparent" style:use-window-font-color="true"/>
    </style:style>
    <style:style style:name="T42" style:family="text">
      <style:text-properties fo:font-size="12.00pt" fo:font-weight="normal" fo:font-family="Arial" style:font-family-asian="Arial" style:font-family-complex="Arial" fo:background-color="transparent" style:use-window-font-color="true"/>
    </style:style>
    <style:style style:name="T43" style:family="text">
      <style:text-properties fo:font-size="12.00pt" fo:font-weight="normal" fo:font-family="'Liberation Serif'" style:font-family-asian="'Liberation Serif'" style:font-family-complex="'Liberation Serif'" fo:background-color="transparent" style:use-window-font-color="true"/>
    </style:style>
    <style:style style:name="T44" style:family="text">
      <style:text-properties fo:font-size="12.00pt" fo:font-weight="bold" fo:font-family="'Liberation Serif'" style:font-family-asian="'Liberation Serif'" style:font-family-complex="'Liberation Serif'"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2.00pt" fo:font-weight="bold" fo:font-family="'Liberation Serif'" style:font-family-asian="'Liberation Serif'" style:font-family-complex="'Liberation Serif'"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2.00pt" fo:font-weight="bold" fo:font-family="'Liberation Serif'" style:font-family-asian="'Liberation Serif'" style:font-family-complex="'Liberation Serif'"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2.00pt" fo:font-weight="bold" fo:font-family="'Liberation Serif'" style:font-family-asian="'Liberation Serif'" style:font-family-complex="'Liberation Serif'"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2.00pt" fo:font-weight="bold" fo:font-family="'Liberation Serif'" style:font-family-asian="'Liberation Serif'" style:font-family-complex="'Liberation Serif'"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2.00pt" fo:font-weight="bold" fo:font-family="'Liberation Serif'" style:font-family-asian="'Liberation Serif'" style:font-family-complex="'Liberation Serif'"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2.00pt" fo:font-weight="bold" fo:font-family="'Liberation Serif'" style:font-family-asian="'Liberation Serif'" style:font-family-complex="'Liberation Serif'"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2.00pt" fo:font-weight="bold" fo:font-family="'Liberation Serif'" style:font-family-asian="'Liberation Serif'" style:font-family-complex="'Liberation Serif'"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2.00pt" fo:font-weight="normal" fo:font-family="Arial" style:font-family-asian="Arial" style:font-family-complex="Arial"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Arial" style:font-family-asian="Arial" style:font-family-complex="Arial"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bold" fo:font-family="'Liberation Serif'" style:font-family-asian="'Liberation Serif'" style:font-family-complex="'Liberation Serif'" fo:background-color="transparent" style:use-window-font-color="true"/>
    </style:style>
    <style:style style:name="T65" style:family="text">
      <style:text-properties fo:font-size="12.00pt" fo:font-weight="bold" fo:font-family="Arial" style:font-family-asian="Arial" style:font-family-complex="Arial" fo:background-color="transparent" style:use-window-font-color="true"/>
    </style:style>
    <style:style style:name="T66" style:family="text">
      <style:text-properties fo:font-size="14.00pt" fo:font-weight="bold" fo:font-family="'Liberation Serif'" style:font-family-asian="'Liberation Serif'" style:font-family-complex="'Liberation Serif'" fo:background-color="transparent" style:use-window-font-color="true"/>
    </style:style>
    <style:style style:name="T67" style:family="text">
      <style:text-properties fo:font-size="12.00pt" fo:font-weight="normal" fo:font-family="'Liberation Serif'" style:font-family-asian="'Liberation Serif'" style:font-family-complex="'Liberation Serif'" fo:background-color="transparent" style:use-window-font-color="true"/>
    </style:style>
    <style:style style:name="T68" style:family="text">
      <style:text-properties fo:font-size="12.00pt" fo:font-weight="bold" fo:font-family="'Liberation Serif'" style:font-family-asian="'Liberation Serif'" style:font-family-complex="'Liberation Serif'" fo:background-color="transparent" style:use-window-font-color="true"/>
    </style:style>
    <style:style style:name="T69" style:family="text">
      <style:text-properties fo:font-size="12.00pt" fo:font-weight="normal" fo:font-family="'Liberation Serif'" style:font-family-asian="'Liberation Serif'" style:font-family-complex="'Liberation Serif'" fo:background-color="transparent" style:use-window-font-color="true"/>
    </style:style>
    <style:style style:name="T70" style:family="text">
      <style:text-properties fo:font-size="12.00pt" fo:font-weight="bold" fo:font-family="'Liberation Serif'" style:font-family-asian="'Liberation Serif'" style:font-family-complex="'Liberation Serif'" fo:background-color="transparent" style:use-window-font-color="true"/>
    </style:style>
    <style:style style:name="T71" style:family="text">
      <style:text-properties fo:font-size="12.00pt" fo:font-weight="normal" fo:font-family="'Liberation Serif'" style:font-family-asian="'Liberation Serif'" style:font-family-complex="'Liberation Serif'" fo:background-color="transparent" style:use-window-font-color="true"/>
    </style:style>
    <style:style style:name="T72" style:family="text">
      <style:text-properties fo:font-size="12.00pt" fo:font-weight="bold" fo:font-family="'Liberation Serif'" style:font-family-asian="'Liberation Serif'" style:font-family-complex="'Liberation Serif'" fo:background-color="transparent" style:use-window-font-color="true"/>
    </style:style>
    <style:style style:name="T73" style:family="text">
      <style:text-properties fo:font-size="12.00pt" fo:font-weight="normal" fo:font-family="'Liberation Serif'" style:font-family-asian="'Liberation Serif'" style:font-family-complex="'Liberation Serif'" fo:background-color="transparent" style:use-window-font-color="true"/>
    </style:style>
    <style:style style:name="T74" style:family="text">
      <style:text-properties fo:font-size="12.00pt" fo:font-weight="bold" fo:font-family="'Liberation Serif'" style:font-family-asian="'Liberation Serif'" style:font-family-complex="'Liberation Serif'" fo:background-color="transparent" style:use-window-font-color="true"/>
    </style:style>
    <style:style style:name="T75" style:family="text">
      <style:text-properties fo:font-size="12.00pt" fo:font-weight="bold" fo:font-family="Arial" style:font-family-asian="Arial" style:font-family-complex="Arial" fo:background-color="transparent" style:use-window-font-color="true"/>
    </style:style>
    <style:style style:name="T76" style:family="text">
      <style:text-properties fo:font-size="12.00pt" fo:font-weight="normal" fo:font-family="Arial" style:font-family-asian="Arial" style:font-family-complex="Aria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Arial" style:font-family-asian="Arial" style:font-family-complex="Arial" fo:background-color="transparent" style:use-window-font-color="true"/>
    </style:style>
    <style:style style:name="T79" style:family="text">
      <style:text-properties fo:font-size="12.00pt" fo:font-weight="bold" fo:font-family="Arial" style:font-family-asian="Arial" style:font-family-complex="Arial" fo:background-color="transparent" style:use-window-font-color="true"/>
    </style:style>
    <style:style style:name="T80" style:family="text">
      <style:text-properties fo:font-size="12.00pt" fo:font-weight="normal" fo:font-family="Arial" style:font-family-asian="Arial" style:font-family-complex="Arial"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bold" fo:font-family="Arial" style:font-family-asian="Arial" style:font-family-complex="Arial" fo:background-color="transparent" style:use-window-font-color="true"/>
    </style:style>
    <style:style style:name="T83" style:family="text">
      <style:text-properties fo:font-size="12.00pt" fo:font-weight="normal" fo:font-family="Arial" style:font-family-asian="Arial" style:font-family-complex="Arial"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bold"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Liberation Serif'" style:font-family-asian="'Liberation Serif'" style:font-family-complex="'Liberation Serif'" fo:background-color="transparent" style:use-window-font-color="true"/>
    </style:style>
    <style:style style:name="T88" style:family="text">
      <style:text-properties fo:font-size="14.00pt" fo:font-weight="bold" fo:font-family="'Liberation Serif'" style:font-family-asian="'Liberation Serif'" style:font-family-complex="'Liberation Serif'" fo:background-color="transparent" style:use-window-font-color="true"/>
    </style:style>
    <style:style style:name="T89" style:family="text">
      <style:text-properties fo:font-size="14.00pt" fo:font-weight="normal" fo:font-family="'Liberation Serif'" style:font-family-asian="'Liberation Serif'" style:font-family-complex="'Liberation Serif'"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bold" fo:font-family="'Liberation Serif'" style:font-family-asian="'Liberation Serif'" style:font-family-complex="'Liberation Serif'" fo:background-color="transparent" style:use-window-font-color="true"/>
    </style:style>
    <style:style style:name="T92" style:family="text">
      <style:text-properties fo:font-size="14.00pt" fo:font-weight="bold" fo:font-family="'Liberation Serif'" style:font-family-asian="'Liberation Serif'" style:font-family-complex="'Liberation Serif'" fo:background-color="transparent" style:use-window-font-color="true"/>
    </style:style>
    <style:style style:name="T93" style:family="text">
      <style:text-properties fo:font-size="14.00pt" fo:font-weight="normal" fo:font-family="'Liberation Serif'" style:font-family-asian="'Liberation Serif'" style:font-family-complex="'Liberation Serif'"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4.00pt" fo:font-weight="bold" fo:font-family="'Liberation Serif'" style:font-family-asian="'Liberation Serif'" style:font-family-complex="'Liberation Serif'"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2.00pt" fo:font-weight="bold" fo:font-family="'Liberation Serif'" style:font-family-asian="'Liberation Serif'" style:font-family-complex="'Liberation Serif'" fo:background-color="transparent" style:use-window-font-color="true"/>
    </style:style>
    <style:style style:name="T98" style:family="text">
      <style:text-properties fo:font-size="12.00pt" fo:font-weight="normal" fo:font-family="Arial" style:font-family-asian="Arial" style:font-family-complex="Arial" fo:background-color="transparent" style:use-window-font-color="true"/>
    </style:style>
    <style:style style:name="T99" style:family="text">
      <style:text-properties fo:font-size="12.00pt" fo:font-weight="bold" fo:font-family="Arial" style:font-family-asian="Arial" style:font-family-complex="Arial" fo:background-color="transparent" style:use-window-font-color="true"/>
    </style:style>
    <style:style style:name="T100" style:family="text">
      <style:text-properties fo:font-size="12.00pt" fo:font-weight="normal" fo:font-family="Arial" style:font-family-asian="Arial" style:font-family-complex="Arial"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bold" fo:font-family="Arial" style:font-family-asian="Arial" style:font-family-complex="Arial"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2.00pt" fo:font-weight="normal" fo:font-family="Arial" style:font-family-asian="Arial" style:font-family-complex="Arial"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Liberation Serif'" style:font-family-asian="'Liberation Serif'" style:font-family-complex="'Liberation Serif'" fo:background-color="transparent" style:use-window-font-color="true"/>
    </style:style>
    <style:style style:name="T107" style:family="text">
      <style:text-properties fo:font-size="12.00pt" fo:font-weight="bold" fo:font-family="'Liberation Serif'" style:font-family-asian="'Liberation Serif'" style:font-family-complex="'Liberation Serif'" fo:background-color="transparent" style:use-window-font-color="true"/>
    </style:style>
    <style:style style:name="T108" style:family="text">
      <style:text-properties fo:font-size="12.00pt" fo:font-weight="normal" fo:font-family="'Liberation Serif'" style:font-family-asian="'Liberation Serif'" style:font-family-complex="'Liberation Serif'" fo:background-color="transparent" style:use-window-font-color="true"/>
    </style:style>
    <style:style style:name="T109" style:family="text">
      <style:text-properties fo:font-size="12.00pt" fo:font-weight="normal" fo:font-family="'Liberation Mono'" style:font-family-asian="'Liberation Mono'" style:font-family-complex="'Liberation Mono'" fo:background-color="transparent" style:use-window-font-color="true"/>
    </style:style>
    <style:style style:name="T110" style:family="text">
      <style:text-properties fo:font-size="12.00pt" fo:font-weight="normal" fo:font-family="Arial" style:font-family-asian="Arial" style:font-family-complex="Arial"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15" style:family="text">
      <style:text-properties fo:font-size="12.00pt" fo:font-weight="normal" fo:font-family="'Liberation Serif'" style:font-family-asian="'Liberation Serif'" style:font-family-complex="'Liberation Serif'" fo:background-color="transparent" style:use-window-font-color="true"/>
    </style:style>
    <style:style style:name="T11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19" style:family="text">
      <style:text-properties fo:font-size="12.00pt" fo:font-weight="normal" fo:font-family="'Liberation Serif'" style:font-family-asian="'Liberation Serif'" style:font-family-complex="'Liberation Serif'" fo:background-color="transparent" style:use-window-font-color="true"/>
    </style:style>
    <style:style style:name="T12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21" style:family="text">
      <style:text-properties fo:font-size="12.00pt" fo:font-weight="normal" fo:font-family="'Liberation Serif'" style:font-family-asian="'Liberation Serif'" style:font-family-complex="'Liberation Serif'" fo:background-color="transparent" style:use-window-font-color="true"/>
    </style:style>
    <style:style style:name="T122" style:family="text">
      <style:text-properties fo:font-size="12.00pt" fo:font-weight="normal" fo:font-family="Arial" style:font-family-asian="Arial" style:font-family-complex="Arial" fo:background-color="transparent" style:use-window-font-color="true"/>
    </style:style>
    <style:style style:name="T123" style:family="text">
      <style:text-properties fo:font-size="12.00pt" fo:font-weight="normal" fo:font-family="Arial" style:font-family-asian="Arial" style:font-family-complex="Arial" fo:background-color="transparent" style:use-window-font-color="true" fo:font-style="italic"/>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bold" fo:font-family="Arial" style:font-family-asian="Arial" style:font-family-complex="Arial" fo:background-color="transparent" style:use-window-font-color="true" fo:font-style="italic"/>
    </style:style>
    <style:style style:name="T126" style:family="text">
      <style:text-properties fo:font-size="12.00pt" fo:font-weight="normal" fo:font-family="Arial" style:font-family-asian="Arial" style:font-family-complex="Arial" fo:background-color="transparent" style:use-window-font-color="true" fo:font-style="italic"/>
    </style:style>
    <style:style style:name="T127" style:family="text">
      <style:text-properties fo:font-size="12.00pt" fo:font-weight="bold" fo:font-family="Arial" style:font-family-asian="Arial" style:font-family-complex="Arial" fo:background-color="transparent" style:use-window-font-color="true" fo:font-style="italic"/>
    </style:style>
    <style:style style:name="T128" style:family="text">
      <style:text-properties fo:font-size="12.00pt" fo:font-weight="normal" fo:font-family="Arial" style:font-family-asian="Arial" style:font-family-complex="Arial"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bold" fo:font-family="Arial" style:font-family-asian="Arial" style:font-family-complex="Arial" fo:background-color="transparent" style:use-window-font-color="true"/>
    </style:style>
    <style:style style:name="T131" style:family="text">
      <style:text-properties fo:font-size="12.00pt" fo:font-weight="normal" fo:font-family="'Liberation Serif'" style:font-family-asian="'Liberation Serif'" style:font-family-complex="'Liberation Serif'" fo:background-color="transparent" style:use-window-font-color="true"/>
    </style:style>
    <style:style style:name="T132" style:family="text">
      <style:text-properties fo:font-size="12.00pt" fo:font-weight="bold" fo:font-family="'Liberation Serif'" style:font-family-asian="'Liberation Serif'" style:font-family-complex="'Liberation Serif'" fo:background-color="transparent" style:use-window-font-color="true"/>
    </style:style>
    <style:style style:name="T133" style:family="text">
      <style:text-properties fo:font-size="12.00pt" fo:font-weight="normal" fo:font-family="'Liberation Serif'" style:font-family-asian="'Liberation Serif'" style:font-family-complex="'Liberation Serif'" fo:background-color="transparent" style:use-window-font-color="true"/>
    </style:style>
    <style:style style:name="T134" style:family="text">
      <style:text-properties fo:font-size="12.00pt" fo:font-weight="bold" fo:font-family="'Liberation Serif'" style:font-family-asian="'Liberation Serif'" style:font-family-complex="'Liberation Serif'" fo:background-color="transparent" style:use-window-font-color="true"/>
    </style:style>
    <style:style style:name="T135" style:family="text">
      <style:text-properties fo:font-size="12.00pt" fo:font-weight="normal" fo:font-family="'Liberation Serif'" style:font-family-asian="'Liberation Serif'" style:font-family-complex="'Liberation Serif'" fo:background-color="transparent" style:use-window-font-color="true"/>
    </style:style>
    <style:style style:name="T136" style:family="text">
      <style:text-properties fo:font-size="12.00pt" fo:font-weight="bold" fo:font-family="'Liberation Serif'" style:font-family-asian="'Liberation Serif'" style:font-family-complex="'Liberation Serif'" fo:background-color="transparent" style:use-window-font-color="true"/>
    </style:style>
    <style:style style:name="T137" style:family="text">
      <style:text-properties fo:font-size="12.00pt" fo:font-weight="normal" fo:font-family="'Liberation Serif'" style:font-family-asian="'Liberation Serif'" style:font-family-complex="'Liberation Serif'" fo:background-color="transparent" style:use-window-font-color="true"/>
    </style:style>
    <style:style style:name="T138" style:family="text">
      <style:text-properties fo:font-size="12.00pt" fo:font-weight="bold" fo:font-family="'Liberation Serif'" style:font-family-asian="'Liberation Serif'" style:font-family-complex="'Liberation Serif'" fo:background-color="transparent" style:use-window-font-color="true"/>
    </style:style>
    <style:style style:name="T139" style:family="text">
      <style:text-properties fo:font-size="12.00pt" fo:font-weight="normal" fo:font-family="'Liberation Serif'" style:font-family-asian="'Liberation Serif'" style:font-family-complex="'Liberation Serif'"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bold" fo:font-family="Arial" style:font-family-asian="Arial" style:font-family-complex="Arial" fo:background-color="transparent" style:use-window-font-color="true"/>
    </style:style>
    <style:style style:name="T142" style:family="text">
      <style:text-properties fo:font-size="12.00pt" fo:font-weight="normal" fo:font-family="Arial" style:font-family-asian="Arial" style:font-family-complex="Arial"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bold" fo:font-family="Arial" style:font-family-asian="Arial" style:font-family-complex="Arial" fo:background-color="transparent" style:use-window-font-color="true"/>
    </style:style>
    <style:style style:name="T145" style:family="text">
      <style:text-properties fo:font-size="12.00pt" fo:font-weight="normal" fo:font-family="Arial" style:font-family-asian="Arial" style:font-family-complex="Arial"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bold" fo:font-family="Arial" style:font-family-asian="Arial" style:font-family-complex="Arial" fo:background-color="transparent" style:use-window-font-color="true"/>
    </style:style>
    <style:style style:name="T148" style:family="text">
      <style:text-properties fo:font-size="12.00pt" fo:font-weight="normal" fo:font-family="Arial" style:font-family-asian="Arial" style:font-family-complex="Arial"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bold" fo:font-family="Arial" style:font-family-asian="Arial" style:font-family-complex="Arial" fo:background-color="transparent" style:use-window-font-color="true"/>
    </style:style>
    <style:style style:name="T151" style:family="text">
      <style:text-properties fo:font-size="12.00pt" fo:font-weight="normal" fo:font-family="Arial" style:font-family-asian="Arial" style:font-family-complex="Arial" fo:background-color="transparent" style:use-window-font-color="true"/>
    </style:style>
    <style:style style:name="T152" style:family="text">
      <style:text-properties fo:font-size="12.00pt" fo:font-weight="normal" fo:font-family="'Liberation Serif'" style:font-family-asian="'Liberation Serif'" style:font-family-complex="'Liberation Serif'" fo:background-color="transparent" style:use-window-font-color="true"/>
    </style:style>
    <style:style style:name="T153" style:family="text">
      <style:text-properties fo:font-size="14.00pt" fo:font-weight="bold" fo:font-family="Arial" style:font-family-asian="Arial" style:font-family-complex="Arial" fo:background-color="transparent" style:use-window-font-color="true"/>
    </style:style>
    <style:style style:name="T154" style:family="text">
      <style:text-properties fo:font-size="12.00pt" fo:font-weight="normal" fo:font-family="Arial" style:font-family-asian="Arial" style:font-family-complex="Arial" fo:background-color="transparent" style:use-window-font-color="true"/>
    </style:style>
    <style:style style:name="T155" style:family="text">
      <style:text-properties fo:font-size="12.00pt" fo:font-weight="bold" fo:font-family="Arial" style:font-family-asian="Arial" style:font-family-complex="Arial" fo:background-color="transparent" style:use-window-font-color="true"/>
    </style:style>
    <style:style style:name="T156" style:family="text">
      <style:text-properties fo:font-size="12.00pt" fo:font-weight="normal" fo:font-family="Arial" style:font-family-asian="Arial" style:font-family-complex="Arial" fo:background-color="transparent" style:use-window-font-color="true"/>
    </style:style>
    <style:style style:name="T157" style:family="text">
      <style:text-properties fo:font-size="12.00pt" fo:font-weight="bold" fo:font-family="Arial" style:font-family-asian="Arial" style:font-family-complex="Arial" fo:background-color="transparent" style:use-window-font-color="true"/>
    </style:style>
    <style:style style:name="T158" style:family="text">
      <style:text-properties fo:font-size="12.00pt" fo:font-weight="normal" fo:font-family="Arial" style:font-family-asian="Arial" style:font-family-complex="Arial" fo:background-color="transparent" style:use-window-font-color="true"/>
    </style:style>
    <style:style style:name="T159" style:family="text">
      <style:text-properties fo:font-size="12.00pt" fo:font-weight="bold" fo:font-family="Arial" style:font-family-asian="Arial" style:font-family-complex="Arial" fo:background-color="transparent" style:use-window-font-color="true"/>
    </style:style>
    <style:style style:name="T160" style:family="text">
      <style:text-properties fo:font-size="12.00pt" fo:font-weight="normal" fo:font-family="Arial" style:font-family-asian="Arial" style:font-family-complex="Arial"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2.00pt" fo:font-weight="normal" fo:font-family="Arial" style:font-family-asian="Arial" style:font-family-complex="Arial"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bold" fo:font-family="'Liberation Serif'" style:font-family-asian="'Liberation Serif'" style:font-family-complex="'Liberation Serif'"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2.00pt" fo:font-weight="bold" fo:font-family="Arial" style:font-family-asian="Arial" style:font-family-complex="Arial" fo:background-color="transparent" style:use-window-font-color="true"/>
    </style:style>
    <style:style style:name="T167" style:family="text">
      <style:text-properties fo:font-size="12.00pt" fo:font-weight="normal" fo:font-family="Arial" style:font-family-asian="Arial" style:font-family-complex="Arial"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bold" fo:font-family="'Liberation Serif'" style:font-family-asian="'Liberation Serif'" style:font-family-complex="'Liberation Serif'" fo:background-color="transparent" style:use-window-font-color="true"/>
    </style:style>
    <style:style style:name="T170" style:family="text">
      <style:text-properties fo:font-size="12.00pt" fo:font-weight="normal" fo:font-family="'Liberation Serif'" style:font-family-asian="'Liberation Serif'" style:font-family-complex="'Liberation Serif'" fo:background-color="transparent" style:use-window-font-color="true"/>
    </style:style>
    <style:style style:name="T171" style:family="text">
      <style:text-properties fo:font-size="12.00pt" fo:font-weight="normal" fo:font-family="'Liberation Mono'" style:font-family-asian="'Liberation Mono'" style:font-family-complex="'Liberation Mono'" fo:background-color="transparent" style:use-window-font-color="true"/>
    </style:style>
    <style:style style:name="T172" style:family="text">
      <style:text-properties fo:font-size="10.00pt" fo:font-weight="normal" fo:font-family="'Liberation Mono'" style:font-family-asian="'Liberation Mono'" style:font-family-complex="'Liberation Mono'" fo:background-color="transparent" style:use-window-font-color="true"/>
    </style:style>
    <style:style style:name="T173" style:family="text">
      <style:text-properties fo:font-size="12.00pt" fo:font-weight="normal" fo:font-family="'Liberation Mono'" style:font-family-asian="'Liberation Mono'" style:font-family-complex="'Liberation Mono'" fo:background-color="transparent" style:use-window-font-color="true"/>
    </style:style>
    <style:style style:name="T174" style:family="text">
      <style:text-properties fo:font-size="12.00pt" fo:font-weight="bold" fo:font-family="'Liberation Mono'" style:font-family-asian="'Liberation Mono'" style:font-family-complex="'Liberation Mono'" fo:background-color="transparent" style:use-window-font-color="true"/>
    </style:style>
    <style:style style:name="T175" style:family="text">
      <style:text-properties fo:font-size="12.00pt" fo:font-weight="normal" fo:font-family="'Liberation Mono'" style:font-family-asian="'Liberation Mono'" style:font-family-complex="'Liberation Mono'" fo:background-color="transparent" style:use-window-font-color="true"/>
    </style:style>
    <style:style style:name="T176" style:family="text">
      <style:text-properties fo:font-size="12.00pt" fo:font-weight="bold" fo:font-family="'Liberation Mono'" style:font-family-asian="'Liberation Mono'" style:font-family-complex="'Liberation Mono'" fo:background-color="transparent" style:use-window-font-color="true"/>
    </style:style>
    <style:style style:name="T177" style:family="text">
      <style:text-properties fo:font-size="12.00pt" fo:font-weight="normal" fo:font-family="'Liberation Mono'" style:font-family-asian="'Liberation Mono'" style:font-family-complex="'Liberation Mono'" fo:background-color="transparent" style:use-window-font-color="true"/>
    </style:style>
    <style:style style:name="T178" style:family="text">
      <style:text-properties fo:font-size="12.00pt" fo:font-weight="bold" fo:font-family="'Liberation Mono'" style:font-family-asian="'Liberation Mono'" style:font-family-complex="'Liberation Mono'" fo:background-color="transparent" style:use-window-font-color="true"/>
    </style:style>
    <style:style style:name="T179" style:family="text">
      <style:text-properties fo:font-size="12.00pt" fo:font-weight="normal" fo:font-family="'Liberation Mono'" style:font-family-asian="'Liberation Mono'" style:font-family-complex="'Liberation Mono'"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left="0.00pt" fo:text-indent="36.00pt"/>
    </style:style>
    <style:style style:name="P3" style:family="paragraph">
      <style:paragraph-properties fo:line-height="100.00%" fo:text-align="left"/>
    </style:style>
    <style:style style:name="P4" style:family="paragraph">
      <style:paragraph-properties fo:line-height="115.00%" fo:text-align="left"/>
    </style:style>
    <style:style style:name="P5" style:family="paragraph">
      <style:paragraph-properties fo:line-height="100.00%" fo:text-align="left"/>
    </style:style>
    <style:style style:name="P6" style:family="paragraph">
      <style:paragraph-properties fo:line-height="115.00%" fo:text-align="left"/>
    </style:style>
    <style:style style:name="P7" style:family="paragraph">
      <style:paragraph-properties fo:line-height="100.00%" fo:text-align="left"/>
    </style:style>
    <style:style style:name="P8" style:family="paragraph">
      <style:paragraph-properties fo:line-height="115.00%" fo:text-align="left"/>
    </style:style>
    <style:style style:name="P9" style:family="paragraph">
      <style:paragraph-properties fo:line-height="100.00%" fo:text-align="left"/>
    </style:style>
    <style:style style:name="P10" style:family="paragraph">
      <style:paragraph-properties fo:line-height="115.00%" fo:text-align="left"/>
    </style:style>
    <style:style style:name="P11" style:family="paragraph">
      <style:paragraph-properties fo:line-height="100.00%" fo:text-align="left"/>
    </style:style>
    <style:style style:name="P12" style:family="paragraph">
      <style:paragraph-properties fo:line-height="115.00%" fo:text-align="left"/>
    </style:style>
    <style:style style:name="P13" style:family="paragraph">
      <style:paragraph-properties fo:line-height="100.00%" fo:text-align="left"/>
    </style:style>
    <style:style style:name="P14" style:family="paragraph">
      <style:paragraph-properties fo:line-height="115.00%" fo:text-align="left"/>
    </style:style>
    <style:style style:name="P15" style:family="paragraph">
      <style:paragraph-properties fo:line-height="100.00%" fo:text-align="left"/>
    </style:style>
    <style:style style:name="P16" style:family="paragraph">
      <style:paragraph-properties fo:line-height="115.00%" fo:text-align="left" fo:margin-left="36.00pt" fo:text-indent="36.00pt"/>
    </style:style>
    <style:style style:name="P17" style:family="paragraph">
      <style:paragraph-properties fo:line-height="115.00%" fo:text-align="left"/>
    </style:style>
    <style:style style:name="P18" style:family="paragraph">
      <style:paragraph-properties fo:line-height="115.00%" fo:text-align="left" fo:margin-left="36.00pt" fo:text-indent="36.00pt"/>
    </style:style>
    <style:style style:name="P19" style:family="paragraph">
      <style:paragraph-properties fo:line-height="115.00%" fo:text-align="left"/>
    </style:style>
    <style:style style:name="P20" style:family="paragraph">
      <style:paragraph-properties fo:line-height="100.00%" fo:text-align="left"/>
    </style:style>
    <style:style style:name="P21" style:family="paragraph">
      <style:paragraph-properties fo:line-height="115.00%" fo:text-align="left"/>
    </style:style>
    <style:style style:name="P22" style:family="paragraph">
      <style:paragraph-properties fo:line-height="115.00%" fo:text-align="left" fo:margin-left="0.00pt" fo:text-indent="36.00pt"/>
    </style:style>
    <style:style style:name="P23" style:family="paragraph">
      <style:paragraph-properties fo:line-height="115.00%" fo:text-align="left"/>
    </style:style>
    <style:style style:name="P24" style:family="paragraph">
      <style:paragraph-properties fo:line-height="100.00%" fo:text-align="left"/>
    </style:style>
    <style:style style:name="P25" style:family="paragraph">
      <style:paragraph-properties fo:line-height="115.00%" fo:text-align="left"/>
    </style:style>
    <style:style style:name="P26" style:family="paragraph">
      <style:paragraph-properties fo:line-height="115.00%" fo:text-align="left" fo:margin-left="36.00pt" fo:text-indent="36.00pt"/>
    </style:style>
    <style:style style:name="P27" style:family="paragraph">
      <style:paragraph-properties fo:line-height="115.00%" fo:text-align="left" fo:margin-left="36.00pt" fo:text-indent="0.00pt"/>
    </style:style>
    <style:style style:name="P28" style:family="paragraph">
      <style:paragraph-properties fo:line-height="115.00%" fo:text-align="left" fo:margin-left="0.00pt" fo:text-indent="36.00pt"/>
    </style:style>
    <style:style style:name="P29" style:family="paragraph">
      <style:paragraph-properties fo:line-height="100.00%" fo:text-align="left" fo:margin-left="0.00pt" fo:text-indent="36.00pt"/>
    </style:style>
    <style:style style:name="P30" style:family="paragraph">
      <style:paragraph-properties fo:line-height="115.00%" fo:text-align="left" fo:margin-left="36.00pt" fo:text-indent="36.00pt"/>
    </style:style>
    <style:style style:name="P31" style:family="paragraph">
      <style:paragraph-properties fo:line-height="115.00%" fo:text-align="left" fo:margin-left="36.00pt" fo:text-indent="0.00pt"/>
    </style:style>
    <style:style style:name="P32" style:family="paragraph">
      <style:paragraph-properties fo:line-height="100.00%" fo:text-align="left"/>
    </style:style>
    <style:style style:name="P33" style:family="paragraph">
      <style:paragraph-properties fo:line-height="115.00%" fo:text-align="left" fo:margin-left="36.00pt" fo:text-indent="0.00pt"/>
    </style:style>
  </office:automatic-styles>
  <office:body>
    <office:text>
      <text:p text:style-name="P1"><text:a xlink:href="https://github.com/Thuggonaut/42IC_Ring01_Born2beRoot"><text:span text:style-name="T1">https://github.com/Thuggonaut/42IC_Ring01_Born2beRoot</text:span></text:a><text:span text:style-name="T2"/></text:p>
      <text:p text:style-name="P1"><text:span text:style-name="T3"/></text:p>
      <text:p text:style-name="P1"><text:span text:style-name="T4">How a virtual machine works.</text:span></text:p>
      <text:p text:style-name="P1"><text:span text:style-name="T4">The purpose of virtual machines.<text:s text:c="3"/></text:span></text:p>
      <text:p text:style-name="P2"><text:span text:style-name="T5">Is the process of emulation a physical computer that uses software (called hypervisor) instead of hardware to run. It allows the running of multiple machines virtually on a single device. </text:span></text:p>
      <text:p text:style-name="P2"><text:span text:style-name="T6"/></text:p>
      <text:p text:style-name="P3"><text:span text:style-name="T7">Their choice of operating system.</text:span></text:p>
      <text:p text:style-name="P3"><text:span text:style-name="T7">The basic differences between Rocky and Debian.</text:span></text:p>
      <text:p text:style-name="P4"><text:span text:style-name="T8"><text:tab/>Rocky is more enterprise modified version of red hat enterprise linux, while debian is a more general purpose and easier to setup.</text:span></text:p>
      <text:p text:style-name="P4"><text:span text:style-name="T9"/></text:p>
      <text:p text:style-name="P5"><text:span text:style-name="T10">the difference between aptitude and apt </text:span></text:p>
      <text:p text:style-name="P6"><text:span text:style-name="T11"><text:tab/>Apt (Advanced packaging tool) is a low level package manager that can be used by other higher level package managers, while aptitude is high level. Aptitude handles a lot more than apt, including the functionalities of apt mark (marking a package as manually or automatically installed allowing it or not for manual removal) and apt-cache (that does the query and display info about packages)</text:span></text:p>
      <text:p text:style-name="P6"><text:span text:style-name="T12"/></text:p>
      <text:p text:style-name="P7"><text:span text:style-name="T13">what is APPArmor</text:span></text:p>
      <text:p text:style-name="P8"><text:span text:style-name="T14"><text:tab/>They are an application security system that restricts applications capabilities and permissions, providing isonaltion between applications. SELinux is harder to user than AppArmor but provides much more control of how the processes are isolated. </text:span></text:p>
      <text:p text:style-name="P8"><text:span text:style-name="T14"><text:tab/>Run sudo apparmor_status</text:span></text:p>
      <text:p text:style-name="P8"><text:span text:style-name="T15"/></text:p>
      <text:p text:style-name="P9"><text:span text:style-name="T16">Ensure that the machine does not have a graphical environment at launch. </text:span></text:p>
      <text:p text:style-name="P9"><text:span text:style-name="T16"><text:tab/></text:span><text:span text:style-name="T17">Run apt list --installed | grep “.org”</text:span></text:p>
      <text:p text:style-name="P9"><text:span text:style-name="T18"/></text:p>
      <text:p text:style-name="P9"><text:span text:style-name="T19"><text:s/></text:span><text:span text:style-name="T20">Check that the UFW service is started with the help of the student being evaluated.</text:span></text:p>
      <text:p text:style-name="P9"><text:span text:style-name="T21"><text:tab/>Run sudo ufw status<text:tab/></text:span></text:p>
      <text:p text:style-name="P9"><text:span text:style-name="T22"/></text:p>
      <text:p text:style-name="P9"><text:span text:style-name="T23">Check that the SSH service is started with the help of the student being evaluated.</text:span></text:p>
      <text:p text:style-name="P9"><text:span text:style-name="T23"><text:tab/></text:span><text:span text:style-name="T24">Run sudo systemctl status sshd </text:span></text:p>
      <text:p text:style-name="P9"><text:span text:style-name="T25"><text:tab/>(systemctl allows us to check for system services)</text:span></text:p>
      <text:p text:style-name="P9"><text:span text:style-name="T26">Check that the chosen operating system is Debian or Rocky </text:span></text:p>
      <text:p text:style-name="P9"><text:span text:style-name="T27"><text:tab/>Run hostnamectl</text:span></text:p>
      <text:p text:style-name="P9"><text:span text:style-name="T28"/></text:p>
      <text:p text:style-name="P9"><text:span text:style-name="T29">The subject requires that a user with the login of the student being evaluated exists</text:span></text:p>
      <text:p text:style-name="P9"><text:span text:style-name="T29">on the virtual machine. Check that it has been added and that it belongs to the</text:span></text:p>
      <text:p text:style-name="P9"><text:span text:style-name="T29">"sudo" and "user42" groups.</text:span></text:p>
      <text:p text:style-name="P10"><text:span text:style-name="T30"><text:tab/>id ricsanto</text:span></text:p>
      <text:p text:style-name="P11"><text:span text:style-name="T31">First, create a new user. Assign it a password of your choice, respecting the subject rules. The</text:span></text:p>
      <text:p text:style-name="P11"><text:span text:style-name="T31">student being evaluated must now explain to you how they were able to set up the rules requested</text:span></text:p>
      <text:p text:style-name="P12"><text:span text:style-name="T32">in the subject on their virtual machine.</text:span></text:p>
      <text:p text:style-name="P12"><text:span text:style-name="T33">&gt; sudo adduser<text:s/></text:span><text:span text:style-name="T34">[Username]<text:s/></text:span><text:span text:style-name="T35"><text:s/>&gt; to create new user</text:span></text:p>
      <text:p text:style-name="P12"><text:span text:style-name="T35"><text:tab/><text:tab/>&gt; sudo deluser<text:s/></text:span><text:span text:style-name="T36">[Username]<text:s/></text:span><text:span text:style-name="T37"><text:s/>&gt; delete user</text:span></text:p>
      <text:p text:style-name="P12"><text:span text:style-name="T37"><text:tab/><text:tab/>&gt;<text:s/></text:span><text:span text:style-name="T38">sudo passwd<text:s/></text:span><text:span text:style-name="T39">[Username]<text:s/></text:span><text:span text:style-name="T40">&gt; to set new user</text:span></text:p>
      <text:p text:style-name="P12"><text:span text:style-name="T40"><text:tab/><text:tab/>&gt; id<text:s/></text:span><text:span text:style-name="T41">[Username]</text:span><text:span text:style-name="T42"><text:s/>&gt; displays user ID group ID and group memberships associated with user</text:span></text:p>
      <text:p text:style-name="P12"><text:span text:style-name="T42"><text:tab/><text:tab/>&gt; users<text:tab/>&gt; list currently logged in users</text:span></text:p>
      <text:p text:style-name="P12"><text:span text:style-name="T42"/></text:p>
      <text:p text:style-name="P12"><text:span text:style-name="T42">sudo vim /etc/pam.d/common-password &gt; setup passwords we installed libpwquality, a PAM (Pluggable authentication module) that allows us to set some requirements for the passwords.</text:span></text:p>
      <text:p text:style-name="P12"><text:span text:style-name="T43">&gt; retry<text:s/></text:span><text:span text:style-name="T44">[Count]<text:s/></text:span><text:span text:style-name="T45">&gt; ammount of times before returning an error to the user</text:span></text:p>
      <text:p text:style-name="P12"><text:span text:style-name="T45"><text:tab/><text:tab/>&gt; minlen<text:s/></text:span><text:span text:style-name="T46">[Count]<text:s/></text:span><text:span text:style-name="T47">&gt; minimum length</text:span></text:p>
      <text:p text:style-name="P12"><text:span text:style-name="T47"><text:tab/><text:tab/>&gt;</text:span><text:span text:style-name="T48">[Type]</text:span><text:span text:style-name="T49">credit<text:s/></text:span><text:span text:style-name="T50">[Count]<text:s/></text:span><text:span text:style-name="T51">&gt; (ammount of times a type it can appear on the password. A negative number means it needs to have it at least x ammount of times</text:span></text:p>
      <text:p text:style-name="P12"><text:span text:style-name="T51"><text:tab/><text:tab/><text:tab/>&gt; ucredit<text:s/></text:span><text:span text:style-name="T52">[Count]<text:s/></text:span><text:span text:style-name="T53">&gt; uppercase</text:span></text:p>
      <text:p text:style-name="P12"><text:span text:style-name="T53"><text:tab/><text:tab/><text:tab/>&gt; lcredit<text:s/></text:span><text:span text:style-name="T54">[Count]<text:s/></text:span><text:span text:style-name="T55">&gt; lowercase</text:span></text:p>
      <text:p text:style-name="P12"><text:span text:style-name="T55"><text:tab/><text:tab/>&gt; maxrepeat<text:s/></text:span><text:span text:style-name="T56">[Count]<text:s/></text:span><text:span text:style-name="T57">&gt; rejects passwords with more than x same consecutive chars</text:span></text:p>
      <text:p text:style-name="P12"><text:span text:style-name="T57"><text:tab/><text:tab/>&gt; reject_username </text:span></text:p>
      <text:p text:style-name="P12"><text:span text:style-name="T57"><text:tab/><text:tab/>&gt; dikfok<text:s/></text:span><text:span text:style-name="T58">[Count]<text:s/></text:span><text:span text:style-name="T59">&gt; number of changes in the new password from the old</text:span></text:p>
      <text:p text:style-name="P12"><text:span text:style-name="T60"><text:tab/><text:tab/>&gt; enforce_for_root &gt; Allows the root to skip a rule (off is on by default so if you call it it just skips the rule)</text:span></text:p>
      <text:p text:style-name="P12"><text:span text:style-name="T61"/></text:p>
      <text:p text:style-name="P12"><text:span text:style-name="T62">sudo vim /etc/login.defs &gt; to setup expire dates </text:span></text:p>
      <text:p text:style-name="P12"><text:span text:style-name="T63"/></text:p>
      <text:p text:style-name="P13"><text:span text:style-name="T64"><text:s text:c="4"/>Now that you have a new user, ask the student being evaluated to create a group named "evaluating" in</text:span></text:p>
      <text:p text:style-name="P14"><text:span text:style-name="T65"><text:s text:c="4"/>front of you and assign it to this user. Finally, check that this user belongs to the "evaluating" group.</text:span></text:p>
      <text:p text:style-name="P14"><text:span text:style-name="T66"><text:tab/></text:span><text:span text:style-name="T67">&gt; sudo addgroup<text:s/></text:span><text:span text:style-name="T68">[Group name]<text:s/></text:span><text:span text:style-name="T69">&gt; create group</text:span></text:p>
      <text:p text:style-name="P14"><text:span text:style-name="T69"><text:tab/><text:tab/>&gt; sudo delgroup<text:s/></text:span><text:span text:style-name="T70">[Group name]<text:s/></text:span><text:span text:style-name="T71">&gt; delete group</text:span></text:p>
      <text:p text:style-name="P14"><text:span text:style-name="T71"><text:tab/><text:tab/>&gt; getent group &gt; list all groups and users in them</text:span></text:p>
      <text:p text:style-name="P14"><text:span text:style-name="T71"><text:tab/><text:tab/>&gt; getent group<text:s/></text:span><text:span text:style-name="T72">[Group name]<text:s/></text:span><text:span text:style-name="T73">&gt; list users in a group</text:span></text:p>
      <text:p text:style-name="P14"><text:span text:style-name="T73"><text:tab/><text:tab/>&gt; sudo usermod -aG(a- append user G -group)<text:s/></text:span><text:span text:style-name="T74">[Group name]<text:s text:c="2"/>[User] </text:span></text:p>
      <text:p text:style-name="P14"><text:span text:style-name="T75"><text:tab/><text:tab/></text:span><text:span text:style-name="T76">&gt; cat /etc/passwd &gt; check all local users and format it (passwd is the file that stores account info)</text:span></text:p>
      <text:p text:style-name="P14"><text:span text:style-name="T77"/></text:p>
      <text:p text:style-name="P14"><text:span text:style-name="T78"><text:s text:c="2"/></text:span><text:span text:style-name="T79"><text:s/>Check that the hostname of the machine is correctly formatted as follows: login42 (login of the student being evaluated).</text:span></text:p>
      <text:p text:style-name="P14"><text:span text:style-name="T79"><text:tab/></text:span><text:span text:style-name="T80">Hostname</text:span></text:p>
      <text:p text:style-name="P14"><text:span text:style-name="T81"/></text:p>
      <text:p text:style-name="P14"><text:span text:style-name="T82"><text:s/>Modify this hostname by replacing the login with yours, then restart the machine. If on restart, the hostname has not been updated, the evaluation stops here.</text:span></text:p>
      <text:p text:style-name="P14"><text:span text:style-name="T83">Sudo hostnamectl set-hostname [name]</text:span></text:p>
      <text:p text:style-name="P14"><text:span text:style-name="T83">remember to reboot and change again to the last hostname otherwise it wont work</text:span></text:p>
      <text:p text:style-name="P14"><text:span text:style-name="T84"/></text:p>
      <text:p text:style-name="P14"><text:span text:style-name="T85"><text:s/>Compare the output with the example given in the subject. Please note: if the student being evaluated completes the bonuses, it will be necessary to refer to the bonus example.</text:span></text:p>
      <text:p text:style-name="P14"><text:span text:style-name="T86"/></text:p>
      <text:p text:style-name="P15"><text:span text:style-name="T87">Following FHS (filesystem hierarchy standard) these are some conventions linux distros should follow in their mount points</text:span></text:p>
      <text:p text:style-name="P16"><text:span text:style-name="T87">/<text:tab/>&gt; the root directory of the file system hierarchy</text:span></text:p>
      <text:p text:style-name="P16"><text:span text:style-name="T87">/boot <text:tab/>&gt; contains home directories for users</text:span></text:p>
      <text:p text:style-name="P16"><text:span text:style-name="T87">/temp<text:tab/>&gt; contains temporary files</text:span></text:p>
      <text:p text:style-name="P16"><text:span text:style-name="T87">/srv<text:tab/>&gt; contains data for services for HTTP email etc</text:span></text:p>
      <text:p text:style-name="P17"><text:span text:style-name="T87"><text:tab/><text:tab/>/home<text:tab/>&gt; contains users home directories, and their files</text:span></text:p>
      <text:p text:style-name="P17"><text:span text:style-name="T87"><text:tab/><text:tab/>/var<text:tab/>&gt; variable files files that can change during normal operation of the system</text:span></text:p>
      <text:p text:style-name="P18"><text:span text:style-name="T87">/var/log &gt; stores log files</text:span></text:p>
      <text:p text:style-name="P18"><text:span text:style-name="T87">/swap<text:tab/>&gt; used when RAM is full, to temporarily store more inactive or less frequently used memory in RAM for the designated area on the hard drive</text:span></text:p>
      <text:p text:style-name="P19"><text:span text:style-name="T87"><text:tab/>To check the system partitions use:</text:span></text:p>
      <text:p text:style-name="P19"><text:span text:style-name="T87"><text:tab/><text:tab/>&gt; lsblk &gt; lists information about all available mass storage devices</text:span></text:p>
      <text:p text:style-name="P19"><text:span text:style-name="T87"><text:tab/><text:tab/>&gt;pvs &gt; list physical volumes in a lvm group</text:span></text:p>
      <text:p text:style-name="P19"><text:span text:style-name="T87"><text:tab/>&gt; vgs lists volumne groups withing a lvm gorup</text:span></text:p>
      <text:p text:style-name="P19"><text:span text:style-name="T87">&gt;lvs lists out logical cvolumes within a lvm</text:span></text:p>
      <text:p text:style-name="P19"><text:span text:style-name="T88"><text:tab/></text:span><text:span text:style-name="T89">These are some examples but depending on what you are configuring you can have</text:span></text:p>
      <text:p text:style-name="P19"><text:span text:style-name="T90"/></text:p>
      <text:p text:style-name="P20"><text:span text:style-name="T91">The student being evaluated should</text:span></text:p>
      <text:p text:style-name="P21"><text:span text:style-name="T92">give you a brief explanation of how LVM works and what it is all about.</text:span></text:p>
      <text:p text:style-name="P22"><text:span text:style-name="T93">Stands for logical volume manager it allows the allocation of space on mass storage devices more flexible than conventional partitioning since you can span across multiple disks</text:span></text:p>
      <text:p text:style-name="P22"><text:span text:style-name="T94"/></text:p>
      <text:p text:style-name="P22"><text:span text:style-name="T95"><text:s/>Check that the "sudo" program is properly installed on the virtual machine.</text:span></text:p>
      <text:p text:style-name="P23"><text:span text:style-name="T96"><text:tab/>&gt;check sudo version by using &gt; which visudo</text:span></text:p>
      <text:p text:style-name="P23"><text:span text:style-name="T96"><text:s text:c="3"/></text:span><text:span text:style-name="T97"><text:s/>The student being evaluated should now show assigning your new user to the "sudo" group.</text:span></text:p>
      <text:p text:style-name="P23"><text:span text:style-name="T98">&gt; sudo adduser<text:s/></text:span><text:span text:style-name="T99">[Username]</text:span><text:span text:style-name="T100"><text:s/>sudo&gt; add user to sudo group</text:span></text:p>
      <text:p text:style-name="P23"><text:span text:style-name="T101"/></text:p>
      <text:p text:style-name="P23"><text:span text:style-name="T102">The subject mandates strict rules for sudo. The student being evaluated must first explain the value and operation of sudo using examples of their choice. In a second step, it must show you the implementation of the rules imposed by the subject.</text:span></text:p>
      <text:p text:style-name="P23"><text:span text:style-name="T102">erify that the "/var/log/sudo/" folder exists and has at least one file. Check the contents of the files in this folder, You should see a history of the commands used with sudo. Finally, try to run a command via sudo. See if the file (s) in the "/var/log/sudo/" folder have been updated. I</text:span></text:p>
      <text:p text:style-name="P24"><text:span text:style-name="T103">Allows users to execute commands as another user, (it can be super user or not).</text:span></text:p>
      <text:p text:style-name="P25"><text:span text:style-name="T104">Its a good safeguard to have so you dont execute commands that may break the system by mistake. Also by running a program in root it would make it also have root privileges and that would make it easier for malicious programs to ruin the system.</text:span></text:p>
      <text:p text:style-name="P25"><text:span text:style-name="T105"/></text:p>
      <text:p text:style-name="P25"><text:span text:style-name="T106">For security we should create a log of all the sudo commands to check what changes were made to the system for it we go to var/log and create a sudo folder with sudo.log inside that will store all the logs.</text:span></text:p>
      <text:p text:style-name="P25"><text:span text:style-name="T106"><text:tab/>Then we edit the sudoers file using<text:s/></text:span><text:span text:style-name="T107">sudo visudo</text:span><text:span text:style-name="T108"><text:s/>and add these lines (defaults to change the propriety for all users)</text:span></text:p>
      <text:p text:style-name="P25"><text:span text:style-name="T109"><text:tab/><text:tab/></text:span><text:span text:style-name="T110">Defaults<text:s text:c="5"/>secure_path="/usr/local/sbin:/usr/local/bin:/usr/bin:/sbin:/bin"</text:span></text:p>
      <text:p text:style-name="P25"><text:span text:style-name="T111"><text:tab/><text:tab/><text:tab/></text:span><text:span text:style-name="T112">(paths to where the sudo command is restricted)</text:span></text:p>
      <text:p text:style-name="P25"><text:span text:style-name="T113"><text:tab/><text:tab/>Defaults<text:tab/>badpass_message="Password is wrong, possible skill issue"</text:span></text:p>
      <text:p text:style-name="P25"><text:span text:style-name="T113"><text:tab/><text:tab/><text:tab/></text:span><text:span text:style-name="T114">(message when sudo password is wrong)</text:span></text:p>
      <text:p text:style-name="P25"><text:span text:style-name="T115"><text:tab/><text:tab/>Defaults<text:tab/>passwd_tries=3</text:span></text:p>
      <text:p text:style-name="P25"><text:span text:style-name="T116"><text:tab/><text:tab/><text:tab/>(sudo password max tries)</text:span></text:p>
      <text:p text:style-name="P25"><text:span text:style-name="T117"><text:tab/><text:tab/>Defaults<text:tab/>logfile="/var/log/sudo/sudo.log"</text:span></text:p>
      <text:p text:style-name="P25"><text:span text:style-name="T118"><text:tab/><text:tab/><text:tab/>(log file)</text:span><text:span text:style-name="T119"><text:tab/></text:span></text:p>
      <text:p text:style-name="P25"><text:span text:style-name="T119"><text:tab/><text:tab/>Defaults<text:tab/>log_input, log_output</text:span></text:p>
      <text:p text:style-name="P25"><text:span text:style-name="T119"><text:tab/><text:tab/><text:tab/></text:span><text:span text:style-name="T120">(log all input and output)</text:span></text:p>
      <text:p text:style-name="P25"><text:span text:style-name="T121"><text:tab/><text:tab/>Defaults<text:tab/>requiretty</text:span></text:p>
      <text:p text:style-name="P25"><text:span text:style-name="T122"><text:tab/><text:tab/><text:tab/></text:span><text:span text:style-name="T123">(require user to be logged into a real tty (TeleTYpewriter), and the commands are being executed on the terminal not through a script or pipe)</text:span></text:p>
      <text:p text:style-name="P25"><text:span text:style-name="T124"/></text:p>
      <text:p text:style-name="P25"><text:span text:style-name="T125">Check that the "UFW" (or "Firewalld" for rocky) program is properly installed on the virtual machine.<text:s text:c="4"/>List the active rules in UFW (or Firewalld). A rule must exist for port 4242.</text:span></text:p>
      <text:p text:style-name="P26"><text:span text:style-name="T126">&gt; sudo ufw status<text:tab/><text:tab/><text:tab/>&gt; to check open ports</text:span></text:p>
      <text:p text:style-name="P26"><text:span text:style-name="T127">The student being evaluated should provide a basic explanation of what UFW (or Firewalld) is and its value.</text:span></text:p>
      <text:p text:style-name="P26"><text:span text:style-name="T128">Uncomplicated fire wall its a network security system that monitors and controlls network traffic</text:span></text:p>
      <text:p text:style-name="P26"><text:span text:style-name="T129"/></text:p>
      <text:p text:style-name="P26"><text:span text:style-name="T130">Add a new rule to open port 8080. Check that this one has been added by listing the active rules.</text:span></text:p>
      <text:p text:style-name="P26"><text:span text:style-name="T131">&gt; sudo ufw allow<text:s/></text:span><text:span text:style-name="T132">[PORT]</text:span><text:span text:style-name="T133"><text:tab/><text:tab/>&gt; to allow a port use </text:span></text:p>
      <text:p text:style-name="P26"><text:span text:style-name="T133">&gt; sudo ufw deny<text:s/></text:span><text:span text:style-name="T134">[PORT]</text:span><text:span text:style-name="T135"><text:tab/><text:tab/>&gt; to deny a port use </text:span></text:p>
      <text:p text:style-name="P26"><text:span text:style-name="T135">&gt; sudo ufw delete<text:s/></text:span><text:span text:style-name="T136">[RULE]</text:span><text:span text:style-name="T137"><text:s/></text:span><text:span text:style-name="T138">[PORT]</text:span><text:span text:style-name="T139">&gt;to close port where rule can be allow or deny</text:span></text:p>
      <text:p text:style-name="P26"><text:span text:style-name="T140"/></text:p>
      <text:p text:style-name="P26"><text:span text:style-name="T141"><text:s text:c="2"/>Check that the SSH service is properly installed on the virtual machine.</text:span></text:p>
      <text:p text:style-name="P27"><text:span text:style-name="T141"><text:tab/></text:span><text:span text:style-name="T142">&gt;<text:s text:c="2"/>sudo systemctl status sshd &gt;</text:span></text:p>
      <text:p text:style-name="P27"><text:span text:style-name="T143"/></text:p>
      <text:p text:style-name="P27"><text:span text:style-name="T144">The student being evaluated must be able to explain to you basically what SSH is and the value of using it.</text:span></text:p>
      <text:p text:style-name="P28"><text:span text:style-name="T145">Secure shell protocol is a way to remotely access a machine. It encrypts the connection between two computers and allows the communication between them.</text:span></text:p>
      <text:p text:style-name="P28"><text:span text:style-name="T146"/></text:p>
      <text:p text:style-name="P28"><text:span text:style-name="T147"><text:s/>Verify that the SSH service only uses port 4242 in the virtual machine.</text:span></text:p>
      <text:p text:style-name="P28"><text:span text:style-name="T148">vi /etc/ssh/sshd_config &gt; check port and permit root login</text:span></text:p>
      <text:p text:style-name="P28"><text:span text:style-name="T149"/></text:p>
      <text:p text:style-name="P28"><text:span text:style-name="T150"><text:s/>The student being evaluated should help you use SSH in order to log in with the newly created user. To do this, you can use a key or a simple password. It will depend on the student being evaluated. Of course, you have to make sure that you cannot use SSH with the "root" user as stated in the subject.</text:span></text:p>
      <text:p text:style-name="P28"><text:span text:style-name="T151">To use ssh within another terminal use </text:span></text:p>
      <text:p text:style-name="P29"><text:span text:style-name="T152">&gt; hostname &gt; Get the System DNS name</text:span></text:p>
      <text:p text:style-name="P30"><text:span text:style-name="T152">&gt; hostname -I &gt; Shows all the network addresses of the host</text:span></text:p>
      <text:p text:style-name="P31"><text:span text:style-name="T153"><text:tab/></text:span><text:span text:style-name="T154">&gt; use ssh<text:s/></text:span><text:span text:style-name="T155">[loginname]</text:span><text:span text:style-name="T156">@</text:span><text:span text:style-name="T157">[ADRESS]<text:s/></text:span><text:span text:style-name="T158">-p<text:s/></text:span><text:span text:style-name="T159">[PORT]<text:s/></text:span><text:span text:style-name="T160"><text:s text:c="2"/>&gt; where the port is one of the allowed ones through the firewall</text:span></text:p>
      <text:p text:style-name="P31"><text:span text:style-name="T161"/></text:p>
      <text:p text:style-name="P31"><text:span text:style-name="T162">trying to login with the hostname ricsanto42 should not work since its root </text:span></text:p>
      <text:p text:style-name="P31"><text:span text:style-name="T163"/></text:p>
      <text:p text:style-name="P32"><text:span text:style-name="T163"/></text:p>
      <text:p text:style-name="P32"><text:span text:style-name="T164">Script monitoring</text:span></text:p>
      <text:p text:style-name="P33"><text:span text:style-name="T165"/></text:p>
      <text:p text:style-name="P33"><text:span text:style-name="T166"><text:s/>What "cron" is.</text:span></text:p>
      <text:p text:style-name="P33"><text:span text:style-name="T166"><text:tab/></text:span><text:span text:style-name="T167">Its a job scheduler in linux that runs continuously in the background and you can set it up to schedule commands to run a fixed times</text:span></text:p>
      <text:p text:style-name="P33"><text:span text:style-name="T168"/></text:p>
      <text:p text:style-name="P33"><text:span text:style-name="T169">Once the script's correct functioning has been verified, the student being evaluated should ensure that it runs every minute.<text:s text:c="2"/>Finally, the student being evaluated should make the script stop running when the server has started up</text:span></text:p>
      <text:p text:style-name="P33"><text:span text:style-name="T170">sudo crontab -e &gt; edit number</text:span></text:p>
      <text:p text:style-name="P33"><text:span text:style-name="T170">we needed to change in the visudo file (sudo visudo) add a command<text:s/></text:span><text:span text:style-name="T171">&lt;your_intra_username ALL=(ALL) NOPASSWD: /usr/local/bin/monitoring.sh</text:span></text:p>
      <text:p text:style-name="P33"><text:span text:style-name="T172">ls -l for permissions</text:span></text:p>
      <text:p text:style-name="P33"><text:span text:style-name="T173"><text:s/></text:span></text:p>
      <text:p text:style-name="P33"><text:span text:style-name="T174">They might ask you to show installed packages<text:s/></text:span><text:span text:style-name="T175">(example: dkpg -l | grep ufw)</text:span></text:p>
      <text:p text:style-name="P33"><text:span text:style-name="T176">Why do we use visudo and not straight up edit /etc/sudoers..</text:span></text:p>
      <text:p text:style-name="P33"><text:span text:style-name="T177">because visudo checks for syntax before saving the file and thus protect us from ruing sudo permissions</text:span><text:span text:style-name="T178"/></text:p>
      <text:p text:style-name="P33"><text:span text:style-name="T17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